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T1" style:family="text">
      <style:text-properties fo:background-color="#ffff00"/>
    </style:style>
    <style:style style:name="T2" style:family="text">
      <style:text-properties style:font-name="Arial"/>
    </style:style>
    <style:style style:name="T3" style:family="text">
      <style:text-properties style:font-name="Arial" officeooo:rsid="001414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based on an EDUCAUSE publication.</text:p>
      <text:p text:style-name="P3"/>
      <text:p text:style-name="P3">Introduction – What is Cloud Computing</text:p>
      <text:p text:style-name="P1"/>
      <text:p text:style-name="P2">What is it?</text:p>
      <text:p text:style-name="P1"/>
      <text:p text:style-name="Standard"><text:span text:style-name="T2">Basically cloud computing is the delivery of scalable IT resources over a network or more broadly, the Internet. The EDUCAUSE document states that it does not include hosting and operating those resources locally such as on a college or university network. John and I tend to disagree with this, and define it much more broadly as </text:span><text:span text:style-name="T3">anything that doesn't run on a local machine.</text:span></text:p>
      <text:p text:style-name="P1"/>
      <text:p text:style-name="P1">In its broadest usage, the term cloud computing refers to the delivery of scalable IT resources over the Internet, as opposed to hosting and operating those resources locally, such as on a college or university network. Those resources can include applications and services, as well as the infrastructure on which they operate. By deploying IT infrastructure and services over the network, an organization can purchase these resources on an as-needed basis and avoid the capital costs of software and hardware. With cloud computing, IT capacity can be adjusted quickly and easily to accommodate changes in demand. While remotely hosted, managed services have long been a part of the IT landscape, a heightened interest in cloud computing is being fueled by ubiquitous networks, maturing standards, the rise of hardware and software virtualization, and the push to make IT costs variable and transparent. </text:p>
      <text:p text:style-name="P1"/>
      <text:p text:style-name="P2">Who is doing it?</text:p>
      <text:p text:style-name="P1"/>
      <text:p text:style-name="P1">Cloud and cloud-like solutions appear to be widespread and growing in higher education, though in relatively focused areas, such as student e-mail. E-mail notwithstanding, higher education institutions are more likely to obtain new services from the cloud than to transition established services that have long been operated by the campus. Many colleges and universities see pockets of cloud service usage in other areas, often led by individual faculty or students looking for the added flexibility and convenience that the cloud can provide. Among the drivers that are encouraging more institutions to contemplate cloud services are </text:p>
      <text:p text:style-name="P1">budget pressures, calls for increased reliability of and access to IT systems, and the need for institutions to provide timely access to the latest IT functionality. </text:p>
      <text:p text:style-name="P1"/>
      <text:p text:style-name="P2">How does it work?</text:p>
      <text:p text:style-name="P1"/>
      <text:p text:style-name="P1">In traditional enterprise computing, IT departments forecast demand for applications and capacity and invest time and money to develop those resources in-house or purchase them from others and operate them in-house. With cloud computing, institutions procure IT services from remote providers, and campus constituents access these resources over the Internet. Email, for example, long considered a staple of an institution’s IT operations, can be obtained from a range of sources, and a growing number of campuses contract with outside suppliers <text:soft-page-break/>for this function. Software is hosted by the provider and does not need to be installed—or maintained— on individual computers around campus. In some cases, a large university or a consortium might become a provider of cloud services. Storage and processing needs can also be met by the cloud. Institutions pay only for the resources used, and users can access </text:p>
      <text:p text:style-name="P1">the applications and files they need from virtually any Internet connected computer. In a mature cloud computing environment, institutions would be able to add new IT services or respond to changes in capacity on the fly, saving capital costs that can be redirected to programs of strategic value to the institution. </text:p>
      <text:p text:style-name="P1"/>
      <text:p text:style-name="P2">Why is it significant?</text:p>
      <text:p text:style-name="P1"/>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 </text:p>
      <text:p text:style-name="P1"/>
      <text:p text:style-name="P2">What are the downsides?</text:p>
      <text:p text:style-name="P1">(John will touch on this later in the talk)</text:p>
      <text:p text:style-name="P1"/>
      <text:p text:style-name="P2">Where is it going?</text:p>
      <text:p text:style-name="P2"/>
      <text:p text:style-name="P5">The emergence of cloud computing as a viable option for a growing number of IT services speaks to a level of Internet penetration and infrastructure maturity that did not exist just a </text:p>
      <text:p text:style-name="P5">few years ago. Analysts expect cloud computing to see mainstream adoption in 2–5 years, and some higher education IT leaders believe that cloud computing programs on campus will increase considerably in the coming years. To the extent that these efforts are successful, confidence in the model and trust in providers will grow, and institutions will be more amenable to transferring a larger number of services to the cloud. Conversely, a breach of trust by a cloud provider would likely leave institutions uneasy about cloud services. </text:p>
      <text:p text:style-name="P5"/>
      <text:p text:style-name="P5">Although the benefits of cloud computing are becoming more tangible, significant policy and technology issues must still be sorted out for it to reach its potential. Even as “public” clouds are being developed, a new class of “private” clouds is taking shape. Whereas public cloud <text:soft-page-break/>providers offer relatively undifferentiated services, private clouds pursue similar economies of scale but do so while preserving the ability to customize applications and services for consumers. Large organizations, such as statewide offices for higher education, for instance, might invest in cloud services for all the institutions in the system. As greater numbers of campuses consider cloud computing, services that have institutional identification or integration needs are less likely to be sourced from the cloud, and a heterogeneous mix of services—some from the public cloud, others from private clouds, still others developed in-house or purchased and customized—is likely to characterize most institutional IT portfolios. </text:p>
      <text:p text:style-name="P1"/>
      <text:p text:style-name="P2">What is the implications for libraries?</text:p>
      <text:p text:style-name="P1">This is what the talk is all about, and will be our conclusion.</text:p>
      <text:p text:style-name="P1"/>
      <text:p text:style-name="P3">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dically dropped out of the cloud because nodes were taking too long to answer. <text:span text:style-name="T1">(maybe put something in here about how we have constant problems with out network topography)</text:span> We had to modify the gem to allow for the network topographical slowness. It ran slow – albeit faster than the single machine running the mogrify script, but slow.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text:soft-page-break/>being compress which basically convert those big tifs to jpegs, and with maximum efficiency. And, I mean maximum – about 1000x faster than imagemagic/mogrify. This is because the Djatoka compress utility utilizes the Kakadu library.</text:p>
      <text:p text:style-name="P6"/>
      <text:p text:style-name="P6">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5:38:59</meta:creation-date>
    <meta:editing-duration>PT00H05M37S</meta:editing-duration>
    <meta:editing-cycles>2</meta:editing-cycles>
    <meta:generator>OpenOffice.org/3.2$Unix OpenOffice.org_project/320m19$Build-9505</meta:generator>
    <meta:document-statistic meta:table-count="0" meta:image-count="0" meta:object-count="0" meta:page-count="4" meta:paragraph-count="30" meta:word-count="1757" meta:character-count="10799"/>
    <dc:date>2011-01-24T16:20:09</dc:date>
    <dc:creator>John Fink</dc:creator>
  </office:meta>
</office:document-meta>
</file>